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맑은 고딕" svg:font-family="맑은 고딕" style:font-family-generic="modern" style:font-pitch="variable" svg:panose-1="2 11 5 3 2 0 0 2 0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oto Serif CJK KR" svg:font-family="Noto Serif CJK KR" style:font-family-generic="system"/>
    <style:font-face style:name="Arial Unicode MS" svg:font-family="Arial Unicode MS" style:font-family-generic="system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4" style:num-suffix="." style:num-format="1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7" style:num-suffix="." style:num-format="1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Framecontents" style:family="paragraph">
      <style:paragraph-properties fo:text-align="center"/>
      <style:text-properties fo:font-size="16pt" style:font-size-asian="16pt" style:font-size-complex="16pt"/>
    </style:style>
    <style:style style:name="T3" style:parent-style-name="기본단락글꼴" style:family="text">
      <style:text-properties style:font-name-complex="Noto Serif CJK KR" fo:font-weight="bold" style:font-weight-asian="bold" fo:font-size="9pt" style:font-size-asian="9pt" style:font-size-complex="9pt"/>
    </style:style>
    <style:style style:name="T4" style:parent-style-name="기본단락글꼴" style:family="text">
      <style:text-properties style:font-name-complex="Noto Serif CJK KR" fo:font-weight="bold" style:font-weight-asian="bold" fo:font-size="9pt" style:font-size-asian="9pt" style:font-size-complex="9pt"/>
    </style:style>
    <style:style style:name="TableColumn6" style:family="table-column">
      <style:table-column-properties style:column-width="0.884in" style:use-optimal-column-width="false"/>
    </style:style>
    <style:style style:name="TableColumn7" style:family="table-column">
      <style:table-column-properties style:column-width="1.2798in" style:use-optimal-column-width="false"/>
    </style:style>
    <style:style style:name="TableColumn8" style:family="table-column">
      <style:table-column-properties style:column-width="0.0986in" style:use-optimal-column-width="false"/>
    </style:style>
    <style:style style:name="TableColumn9" style:family="table-column">
      <style:table-column-properties style:column-width="4.5791in" style:use-optimal-column-width="false"/>
    </style:style>
    <style:style style:name="Table5" style:family="table">
      <style:table-properties style:width="6.8416in" fo:margin-left="0in" table:align="left"/>
    </style:style>
    <style:style style:name="TableRow10" style:family="table-row">
      <style:table-row-properties style:min-row-height="0.2104in" style:use-optimal-row-height="false"/>
    </style:style>
    <style:style style:name="TableCell11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12" style:parent-style-name="Standard" style:family="paragraph">
      <style:text-properties style:font-name-complex="Noto Serif CJK KR" fo:font-weight="bold" style:font-weight-asian="bold" fo:font-size="12pt" style:font-size-asian="12pt"/>
    </style:style>
    <style:style style:name="TableCell13" style:family="table-cell">
      <style:table-cell-properties fo:border="0.0034in solid #000000" style:writing-mode="lr-tb" fo:padding-top="0in" fo:padding-left="0.0381in" fo:padding-bottom="0in" fo:padding-right="0.0381in"/>
    </style:style>
    <style:style style:name="P14" style:parent-style-name="Standard" style:family="paragraph">
      <style:paragraph-properties fo:text-align="center"/>
      <style:text-properties fo:font-size="12pt" style:font-size-asian="12pt"/>
    </style:style>
    <style:style style:name="TableRow15" style:family="table-row">
      <style:table-row-properties style:min-row-height="0.2145in" style:use-optimal-row-height="false"/>
    </style:style>
    <style:style style:name="TableCell16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17" style:parent-style-name="Standard" style:family="paragraph">
      <style:text-properties style:font-name-complex="Noto Serif CJK KR" fo:font-weight="bold" style:font-weight-asian="bold" fo:font-size="12pt" style:font-size-asian="12pt"/>
    </style:style>
    <style:style style:name="TableCell18" style:family="table-cell">
      <style:table-cell-properties fo:border="0.0034in solid #000000" style:writing-mode="lr-tb" fo:padding-top="0in" fo:padding-left="0.0381in" fo:padding-bottom="0in" fo:padding-right="0.0381in"/>
    </style:style>
    <style:style style:name="P19" style:parent-style-name="Standard" style:family="paragraph">
      <style:paragraph-properties fo:text-align="center"/>
      <style:text-properties fo:font-size="12pt" style:font-size-asian="12pt"/>
    </style:style>
    <style:style style:name="TableRow20" style:family="table-row">
      <style:table-row-properties style:min-row-height="0.218in" style:use-optimal-row-height="false"/>
    </style:style>
    <style:style style:name="TableCell21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22" style:parent-style-name="Standard" style:family="paragraph">
      <style:text-properties style:font-name-complex="Noto Serif CJK KR" fo:font-weight="bold" style:font-weight-asian="bold" fo:font-size="12pt" style:font-size-asian="12pt"/>
    </style:style>
    <style:style style:name="TableCell23" style:family="table-cell">
      <style:table-cell-properties fo:border="0.0034in solid #000000" style:writing-mode="lr-tb" fo:padding-top="0in" fo:padding-left="0.0381in" fo:padding-bottom="0in" fo:padding-right="0.0381in"/>
    </style:style>
    <style:style style:name="P24" style:parent-style-name="Standard" style:family="paragraph">
      <style:paragraph-properties fo:text-align="center"/>
      <style:text-properties fo:font-size="12pt" style:font-size-asian="12pt"/>
    </style:style>
    <style:style style:name="TableRow25" style:family="table-row">
      <style:table-row-properties style:min-row-height="0.3208in" style:use-optimal-row-height="false"/>
    </style:style>
    <style:style style:name="TableCell26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27" style:parent-style-name="Standard" style:family="paragraph">
      <style:text-properties style:font-name-complex="Noto Serif CJK KR" fo:font-weight="bold" style:font-weight-asian="bold" fo:font-size="12pt" style:font-size-asian="12pt"/>
    </style:style>
    <style:style style:name="TableCell28" style:family="table-cell">
      <style:table-cell-properties fo:border="0.0034in solid #000000" style:writing-mode="lr-tb" fo:padding-top="0in" fo:padding-left="0.0381in" fo:padding-bottom="0in" fo:padding-right="0.0381in"/>
    </style:style>
    <style:style style:name="P29" style:parent-style-name="Standard" style:family="paragraph">
      <style:paragraph-properties fo:text-align="center"/>
      <style:text-properties style:font-name-complex="Arial Unicode MS" fo:font-size="12pt" style:font-size-asian="12pt"/>
    </style:style>
    <style:style style:name="TableRow30" style:family="table-row">
      <style:table-row-properties style:min-row-height="0.2958in" style:use-optimal-row-height="false"/>
    </style:style>
    <style:style style:name="TableCell31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32" style:parent-style-name="Standard" style:family="paragraph">
      <style:text-properties style:font-name-complex="Noto Serif CJK KR" fo:font-weight="bold" style:font-weight-asian="bold" fo:font-size="12pt" style:font-size-asian="12pt"/>
    </style:style>
    <style:style style:name="TableCell33" style:family="table-cell">
      <style:table-cell-properties fo:border="0.0034in solid #000000" style:writing-mode="lr-tb" fo:padding-top="0in" fo:padding-left="0.0381in" fo:padding-bottom="0in" fo:padding-right="0.0381in"/>
    </style:style>
    <style:style style:name="P34" style:parent-style-name="Standard" style:family="paragraph">
      <style:paragraph-properties fo:text-align="center"/>
      <style:text-properties fo:font-size="12pt" style:font-size-asian="12pt"/>
    </style:style>
    <style:style style:name="TableRow35" style:family="table-row">
      <style:table-row-properties style:min-row-height="0.2909in" style:use-optimal-row-height="false"/>
    </style:style>
    <style:style style:name="TableCell36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37" style:parent-style-name="Standard" style:family="paragraph">
      <style:text-properties style:font-name-complex="Noto Serif CJK KR" fo:font-weight="bold" style:font-weight-asian="bold" fo:font-size="12pt" style:font-size-asian="12pt"/>
    </style:style>
    <style:style style:name="P38" style:parent-style-name="Standard" style:family="paragraph">
      <style:text-properties style:font-name-complex="Noto Serif CJK KR" fo:font-weight="bold" style:font-weight-asian="bold" fo:font-size="12pt" style:font-size-asian="12pt"/>
    </style:style>
    <style:style style:name="TableCell39" style:family="table-cell">
      <style:table-cell-properties fo:border="0.0034in solid #000000" style:writing-mode="lr-tb" fo:padding-top="0in" fo:padding-left="0.0381in" fo:padding-bottom="0in" fo:padding-right="0.0381in"/>
    </style:style>
    <style:style style:name="P40" style:parent-style-name="Standard" style:family="paragraph">
      <style:text-properties fo:font-size="12pt" style:font-size-asian="12pt"/>
    </style:style>
    <style:style style:name="TableCell41" style:family="table-cell">
      <style:table-cell-properties fo:border="0.0034in solid #000000" style:writing-mode="lr-tb" fo:padding-top="0in" fo:padding-left="0.0381in" fo:padding-bottom="0in" fo:padding-right="0.0381in"/>
    </style:style>
    <style:style style:name="P42" style:parent-style-name="Standard" style:family="paragraph">
      <style:text-properties fo:font-size="12pt" style:font-size-asian="12pt"/>
    </style:style>
    <style:style style:name="TableRow43" style:family="table-row">
      <style:table-row-properties style:min-row-height="0.2854in" style:use-optimal-row-height="false"/>
    </style:style>
    <style:style style:name="P44" style:parent-style-name="표준" style:family="paragraph">
      <style:paragraph-properties style:line-break="strict" style:text-autospace="ideograph-alpha"/>
      <style:text-properties style:font-name="맑은 고딕"/>
    </style:style>
    <style:style style:name="TableCell45" style:family="table-cell">
      <style:table-cell-properties fo:border="0.0034in solid #000000" style:writing-mode="lr-tb" fo:padding-top="0in" fo:padding-left="0.0381in" fo:padding-bottom="0in" fo:padding-right="0.0381in"/>
    </style:style>
    <style:style style:name="P46" style:parent-style-name="Standard" style:family="paragraph">
      <style:text-properties fo:font-size="12pt" style:font-size-asian="12pt"/>
    </style:style>
    <style:style style:name="TableCell47" style:family="table-cell">
      <style:table-cell-properties fo:border="0.0034in solid #000000" style:writing-mode="lr-tb" fo:padding-top="0in" fo:padding-left="0.0381in" fo:padding-bottom="0in" fo:padding-right="0.0381in"/>
    </style:style>
    <style:style style:name="P48" style:parent-style-name="Standard" style:family="paragraph">
      <style:text-properties fo:font-size="12pt" style:font-size-asian="12pt"/>
    </style:style>
    <style:style style:name="TableRow49" style:family="table-row">
      <style:table-row-properties style:min-row-height="0.2791in" style:use-optimal-row-height="false"/>
    </style:style>
    <style:style style:name="P50" style:parent-style-name="표준" style:family="paragraph">
      <style:paragraph-properties style:line-break="strict" style:text-autospace="ideograph-alpha"/>
      <style:text-properties style:font-name="맑은 고딕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in" fo:padding-left="0.0381in" fo:padding-bottom="0in" fo:padding-right="0.0381in"/>
    </style:style>
    <style:style style:name="P52" style:parent-style-name="Standard" style:family="paragraph">
      <style:text-properties fo:font-size="12pt" style:font-size-asian="12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in" fo:padding-left="0.0381in" fo:padding-bottom="0in" fo:padding-right="0.0381in"/>
    </style:style>
    <style:style style:name="P54" style:parent-style-name="Standard" style:family="paragraph">
      <style:text-properties fo:font-size="12pt" style:font-size-asian="12pt"/>
    </style:style>
    <style:style style:name="TableRow55" style:family="table-row">
      <style:table-row-properties style:min-row-height="0.293in" style:use-optimal-row-height="false"/>
    </style:style>
    <style:style style:name="P56" style:parent-style-name="표준" style:family="paragraph">
      <style:paragraph-properties style:line-break="strict" style:text-autospace="ideograph-alpha"/>
      <style:text-properties style:font-name="맑은 고딕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in" fo:padding-left="0.0381in" fo:padding-bottom="0in" fo:padding-right="0.0381in"/>
    </style:style>
    <style:style style:name="P58" style:parent-style-name="Standard" style:family="paragraph">
      <style:text-properties fo:font-size="12pt" style:font-size-asian="12p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in" fo:padding-left="0.0381in" fo:padding-bottom="0in" fo:padding-right="0.0381in"/>
    </style:style>
    <style:style style:name="P60" style:parent-style-name="Standard" style:family="paragraph">
      <style:text-properties fo:font-size="12pt" style:font-size-asian="12pt"/>
    </style:style>
    <style:style style:name="TableRow61" style:family="table-row">
      <style:table-row-properties style:min-row-height="0.2881in" style:use-optimal-row-height="false"/>
    </style:style>
    <style:style style:name="TableCell62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63" style:parent-style-name="Standard" style:family="paragraph">
      <style:text-properties style:font-name-complex="Noto Serif CJK KR" fo:font-weight="bold" style:font-weight-asian="bold" fo:font-size="12pt" style:font-size-asian="12pt"/>
    </style:style>
    <style:style style:name="TableCell64" style:family="table-cell">
      <style:table-cell-properties fo:border="0.0034in solid #000000" style:writing-mode="lr-tb" fo:padding-top="0in" fo:padding-left="0.0381in" fo:padding-bottom="0in" fo:padding-right="0.0381in"/>
    </style:style>
    <style:style style:name="P65" style:parent-style-name="Standard" style:family="paragraph">
      <style:text-properties style:font-name-complex="Arial Unicode MS" fo:font-size="12pt" style:font-size-asian="12pt"/>
    </style:style>
    <style:style style:name="TableCell66" style:family="table-cell">
      <style:table-cell-properties fo:border="0.0034in solid #000000" style:writing-mode="lr-tb" fo:padding-top="0in" fo:padding-left="0.0069in" fo:padding-bottom="0in" fo:padding-right="0.0069in"/>
    </style:style>
    <style:style style:name="P67" style:parent-style-name="Standard" style:family="paragraph">
      <style:text-properties style:font-name-complex="Arial Unicode MS" fo:font-size="12pt" style:font-size-asian="12pt"/>
    </style:style>
    <style:style style:name="TableRow68" style:family="table-row">
      <style:table-row-properties style:min-row-height="0.2027in" style:use-optimal-row-height="false"/>
    </style:style>
    <style:style style:name="P69" style:parent-style-name="Standard" style:family="paragraph">
      <style:text-properties style:font-name-complex="Noto Serif CJK KR" fo:font-weight="bold" style:font-weight-asian="bold" fo:font-size="12pt" style:font-size-asian="12pt"/>
    </style:style>
    <style:style style:name="TableCell70" style:family="table-cell">
      <style:table-cell-properties fo:border="0.0034in solid #000000" style:writing-mode="lr-tb" fo:padding-top="0in" fo:padding-left="0.0381in" fo:padding-bottom="0in" fo:padding-right="0.0381in"/>
    </style:style>
    <style:style style:name="P71" style:parent-style-name="Standard" style:family="paragraph">
      <style:text-properties style:font-name-complex="Arial Unicode MS" fo:font-size="12pt" style:font-size-asian="12pt"/>
    </style:style>
    <style:style style:name="TableCell72" style:family="table-cell">
      <style:table-cell-properties fo:border="0.0034in solid #000000" style:writing-mode="lr-tb" fo:padding-top="0in" fo:padding-left="0.0069in" fo:padding-bottom="0in" fo:padding-right="0.0069in"/>
    </style:style>
    <style:style style:name="P73" style:parent-style-name="Standard" style:family="paragraph">
      <style:text-properties style:font-name-complex="Arial Unicode MS" fo:font-size="12pt" style:font-size-asian="12pt"/>
    </style:style>
    <style:style style:name="TableRow74" style:family="table-row">
      <style:table-row-properties style:min-row-height="0.1972in" style:use-optimal-row-height="false"/>
    </style:style>
    <style:style style:name="P75" style:parent-style-name="Standard" style:family="paragraph">
      <style:text-properties style:font-name-complex="Noto Serif CJK KR" fo:font-weight="bold" style:font-weight-asian="bold" fo:font-size="12pt" style:font-size-asian="12pt"/>
    </style:style>
    <style:style style:name="TableCell76" style:family="table-cell">
      <style:table-cell-properties fo:border="0.0034in solid #000000" style:writing-mode="lr-tb" fo:padding-top="0in" fo:padding-left="0.0381in" fo:padding-bottom="0in" fo:padding-right="0.0381in"/>
    </style:style>
    <style:style style:name="P77" style:parent-style-name="Standard" style:family="paragraph">
      <style:text-properties style:font-name-complex="Arial Unicode MS" fo:font-size="12pt" style:font-size-asian="12pt"/>
    </style:style>
    <style:style style:name="TableCell78" style:family="table-cell">
      <style:table-cell-properties fo:border="0.0034in solid #000000" style:writing-mode="lr-tb" fo:padding-top="0in" fo:padding-left="0.0069in" fo:padding-bottom="0in" fo:padding-right="0.0069in"/>
    </style:style>
    <style:style style:name="P79" style:parent-style-name="Standard" style:family="paragraph">
      <style:text-properties style:font-name-complex="Arial Unicode MS" fo:font-size="12pt" style:font-size-asian="12pt"/>
    </style:style>
    <style:style style:name="TableRow80" style:family="table-row">
      <style:table-row-properties style:min-row-height="0.3in" style:use-optimal-row-height="false"/>
    </style:style>
    <style:style style:name="P81" style:parent-style-name="Standard" style:family="paragraph">
      <style:text-properties style:font-name-complex="Noto Serif CJK KR" fo:font-weight="bold" style:font-weight-asian="bold" fo:font-size="12pt" style:font-size-asian="12pt"/>
    </style:style>
    <style:style style:name="TableCell82" style:family="table-cell">
      <style:table-cell-properties fo:border="0.0034in solid #000000" style:writing-mode="lr-tb" fo:padding-top="0in" fo:padding-left="0.0381in" fo:padding-bottom="0in" fo:padding-right="0.0381in"/>
    </style:style>
    <style:style style:name="P83" style:parent-style-name="Standard" style:family="paragraph">
      <style:text-properties style:font-name-complex="Arial Unicode MS" fo:font-size="12pt" style:font-size-asian="12pt"/>
    </style:style>
    <style:style style:name="TableCell84" style:family="table-cell">
      <style:table-cell-properties fo:border="0.0034in solid #000000" style:writing-mode="lr-tb" fo:padding-top="0in" fo:padding-left="0.0069in" fo:padding-bottom="0in" fo:padding-right="0.0069in"/>
    </style:style>
    <style:style style:name="P85" style:parent-style-name="Standard" style:family="paragraph">
      <style:text-properties style:font-name-complex="Arial Unicode MS" fo:font-size="12pt" style:font-size-asian="12pt"/>
    </style:style>
    <style:style style:name="TableRow86" style:family="table-row">
      <style:table-row-properties style:min-row-height="2.5493in" style:use-optimal-row-height="false"/>
    </style:style>
    <style:style style:name="TableCell87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88" style:parent-style-name="Standard" style:family="paragraph">
      <style:text-properties fo:font-weight="bold" style:font-weight-asian="bold" fo:font-size="12pt" style:font-size-asian="12pt"/>
    </style:style>
    <style:style style:name="TableCell89" style:family="table-cell">
      <style:table-cell-properties fo:border="0.0034in solid #000000" style:writing-mode="lr-tb" fo:padding-top="0in" fo:padding-left="0.0381in" fo:padding-bottom="0in" fo:padding-right="0.0381in"/>
    </style:style>
    <style:style style:name="P90" style:parent-style-name="Standard" style:list-style-name="LFO1" style:family="paragraph">
      <style:text-properties fo:font-size="12pt" style:font-size-asian="12pt"/>
    </style:style>
    <style:style style:name="P91" style:parent-style-name="Standard" style:list-style-name="LFO1" style:family="paragraph">
      <style:text-properties fo:font-size="12pt" style:font-size-asian="12pt"/>
    </style:style>
    <style:style style:name="P92" style:parent-style-name="Standard" style:list-style-name="LFO1" style:family="paragraph">
      <style:text-properties fo:font-size="12pt" style:font-size-asian="12pt"/>
    </style:style>
    <style:style style:name="P93" style:parent-style-name="Standard" style:list-style-name="LFO1" style:family="paragraph">
      <style:text-properties fo:font-size="12pt" style:font-size-asian="12pt"/>
    </style:style>
    <style:style style:name="P94" style:parent-style-name="Standard" style:list-style-name="LFO1" style:family="paragraph">
      <style:text-properties fo:font-size="12pt" style:font-size-asian="12pt"/>
    </style:style>
    <style:style style:name="P95" style:parent-style-name="Standard" style:list-style-name="LFO1" style:family="paragraph">
      <style:text-properties fo:font-size="12pt" style:font-size-asian="12pt"/>
    </style:style>
    <style:style style:name="P96" style:parent-style-name="Standard" style:list-style-name="LFO1" style:family="paragraph">
      <style:text-properties fo:font-size="12pt" style:font-size-asian="12pt"/>
    </style:style>
    <style:style style:name="P97" style:parent-style-name="Standard" style:list-style-name="LFO1" style:family="paragraph">
      <style:text-properties fo:font-size="12pt" style:font-size-asian="12pt"/>
    </style:style>
    <style:style style:name="TableRow98" style:family="table-row">
      <style:table-row-properties style:min-row-height="0.2527in" style:use-optimal-row-height="false"/>
    </style:style>
    <style:style style:name="TableCell99" style:family="table-cell">
      <style:table-cell-properties fo:border-top="0.0034in solid #000000" fo:border-left="0.0034in solid #000000" fo:border-bottom="none" fo:border-right="0.0034in solid #000000" fo:background-color="#F6F9D4" style:writing-mode="lr-tb" fo:padding-top="0in" fo:padding-left="0.0381in" fo:padding-bottom="0in" fo:padding-right="0.0381in"/>
    </style:style>
    <style:style style:name="P100" style:parent-style-name="Standard" style:family="paragraph">
      <style:text-properties fo:font-weight="bold" style:font-weight-asian="bold" fo:font-size="12pt" style:font-size-asian="12pt"/>
    </style:style>
    <style:style style:name="TableCell101" style:family="table-cell">
      <style:table-cell-properties fo:border="0.0034in solid #000000" style:writing-mode="lr-tb" fo:padding-top="0in" fo:padding-left="0.0381in" fo:padding-bottom="0in" fo:padding-right="0.0381in"/>
    </style:style>
    <style:style style:name="P102" style:parent-style-name="Standard" style:family="paragraph">
      <style:text-properties fo:font-size="12pt" style:font-size-asian="12pt"/>
    </style:style>
    <style:style style:name="TableCell103" style:family="table-cell">
      <style:table-cell-properties fo:border="0.0034in solid #000000" style:writing-mode="lr-tb" fo:padding-top="0in" fo:padding-left="0.0069in" fo:padding-bottom="0in" fo:padding-right="0.0069in"/>
    </style:style>
    <style:style style:name="P104" style:parent-style-name="Standard" style:family="paragraph">
      <style:text-properties fo:font-size="12pt" style:font-size-asian="12pt"/>
    </style:style>
    <style:style style:name="TableRow105" style:family="table-row">
      <style:table-row-properties style:min-row-height="0.2569in" style:use-optimal-row-height="false"/>
    </style:style>
    <style:style style:name="P106" style:parent-style-name="Standard" style:family="paragraph">
      <style:text-properties fo:font-weight="bold" style:font-weight-asian="bold" fo:font-size="12pt" style:font-size-asian="12pt"/>
    </style:style>
    <style:style style:name="TableCell107" style:family="table-cell">
      <style:table-cell-properties fo:border="0.0034in solid #000000" style:writing-mode="lr-tb" fo:padding-top="0in" fo:padding-left="0.0381in" fo:padding-bottom="0in" fo:padding-right="0.0381in"/>
    </style:style>
    <style:style style:name="P108" style:parent-style-name="Standard" style:family="paragraph">
      <style:text-properties fo:font-size="12pt" style:font-size-asian="12pt"/>
    </style:style>
    <style:style style:name="TableCell109" style:family="table-cell">
      <style:table-cell-properties fo:border="0.0034in solid #000000" style:writing-mode="lr-tb" fo:padding-top="0in" fo:padding-left="0.0069in" fo:padding-bottom="0in" fo:padding-right="0.0069in"/>
    </style:style>
    <style:style style:name="P110" style:parent-style-name="Standard" style:family="paragraph">
      <style:text-properties fo:font-size="12pt" style:font-size-asian="12pt"/>
    </style:style>
    <style:style style:name="TableRow111" style:family="table-row">
      <style:table-row-properties style:min-row-height="0.2513in" style:use-optimal-row-height="false"/>
    </style:style>
    <style:style style:name="P112" style:parent-style-name="Standard" style:family="paragraph">
      <style:text-properties fo:font-weight="bold" style:font-weight-asian="bold" fo:font-size="12pt" style:font-size-asian="12pt"/>
    </style:style>
    <style:style style:name="TableCell113" style:family="table-cell">
      <style:table-cell-properties fo:border="0.0034in solid #000000" style:writing-mode="lr-tb" fo:padding-top="0in" fo:padding-left="0.0381in" fo:padding-bottom="0in" fo:padding-right="0.0381in"/>
    </style:style>
    <style:style style:name="P114" style:parent-style-name="Standard" style:family="paragraph">
      <style:text-properties fo:font-size="12pt" style:font-size-asian="12pt"/>
    </style:style>
    <style:style style:name="TableCell115" style:family="table-cell">
      <style:table-cell-properties fo:border="0.0034in solid #000000" style:writing-mode="lr-tb" fo:padding-top="0in" fo:padding-left="0.0069in" fo:padding-bottom="0in" fo:padding-right="0.0069in"/>
    </style:style>
    <style:style style:name="P116" style:parent-style-name="Standard" style:family="paragraph">
      <style:text-properties fo:font-size="12pt" style:font-size-asian="12pt"/>
    </style:style>
    <style:style style:name="TableRow117" style:family="table-row">
      <style:table-row-properties style:min-row-height="0.2659in" style:use-optimal-row-height="false"/>
    </style:style>
    <style:style style:name="P118" style:parent-style-name="Standard" style:family="paragraph">
      <style:text-properties fo:font-weight="bold" style:font-weight-asian="bold" fo:font-size="12pt" style:font-size-asian="12pt"/>
    </style:style>
    <style:style style:name="TableCell119" style:family="table-cell">
      <style:table-cell-properties fo:border-top="0.0034in solid #000000" fo:border-left="0.0034in solid #000000" fo:border-bottom="none" fo:border-right="0.0034in solid #000000" style:writing-mode="lr-tb" fo:padding-top="0in" fo:padding-left="0.0381in" fo:padding-bottom="0in" fo:padding-right="0.0381in"/>
    </style:style>
    <style:style style:name="P120" style:parent-style-name="Standard" style:family="paragraph">
      <style:text-properties fo:font-size="12pt" style:font-size-asian="12pt"/>
    </style:style>
    <style:style style:name="TableCell121" style:family="table-cell">
      <style:table-cell-properties fo:border-top="0.0034in solid #000000" fo:border-left="0.0034in solid #000000" fo:border-bottom="none" fo:border-right="0.0034in solid #000000" style:writing-mode="lr-tb" fo:padding-top="0in" fo:padding-left="0.0069in" fo:padding-bottom="0in" fo:padding-right="0.0069in"/>
    </style:style>
    <style:style style:name="P122" style:parent-style-name="Standard" style:family="paragraph">
      <style:text-properties fo:font-size="12pt" style:font-size-asian="12pt"/>
    </style:style>
    <style:style style:name="TableRow123" style:family="table-row">
      <style:table-row-properties style:min-row-height="1.2715in" style:use-optimal-row-height="false"/>
    </style:style>
    <style:style style:name="TableCell124" style:family="table-cell">
      <style:table-cell-properties fo:border-top="0.0034in solid #000000" fo:border-left="0.0034in solid #000000" fo:border-bottom="none" fo:border-right="0.0034in solid #000000" fo:background-color="#F6F9D4" style:writing-mode="lr-tb" fo:padding-top="0in" fo:padding-left="0.0381in" fo:padding-bottom="0in" fo:padding-right="0.0381in"/>
    </style:style>
    <style:style style:name="P125" style:parent-style-name="Standard" style:family="paragraph">
      <style:text-properties fo:font-weight="bold" style:font-weight-asian="bold" fo:font-size="12pt" style:font-size-asian="12pt"/>
    </style:style>
    <style:style style:name="TableCell126" style:family="table-cell">
      <style:table-cell-properties fo:border-top="0.0034in solid #000000" fo:border-left="0.0034in solid #000000" fo:border-bottom="none" fo:border-right="0.0034in solid #000000" style:writing-mode="lr-tb" fo:padding-top="0in" fo:padding-left="0.0381in" fo:padding-bottom="0in" fo:padding-right="0.0381in"/>
    </style:style>
    <style:style style:name="P127" style:parent-style-name="Standard" style:family="paragraph">
      <style:text-properties fo:font-size="12pt" style:font-size-asian="12pt"/>
    </style:style>
    <style:style style:name="P128" style:parent-style-name="Standard" style:family="paragraph">
      <style:text-properties fo:font-size="12pt" style:font-size-asian="12pt"/>
    </style:style>
    <style:style style:name="P129" style:parent-style-name="Standard" style:family="paragraph">
      <style:text-properties fo:font-size="12pt" style:font-size-asian="12pt"/>
    </style:style>
    <style:style style:family="graphic" style:name="a0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8240" draw:id="id0" draw:style-name="a0" draw:name="프레임1" text:anchor-type="paragraph" svg:x="2.50347in" svg:y="0.00417in" svg:width="2.63542in" svg:height="0.33264in" style:rel-width="scale" style:rel-height="scale"><draw:text-box><text:p text:style-name="P2">프로젝트<text:s/>개발<text:s/>계획서</text:p></draw:text-box><svg:title/><svg:desc/></draw:frame><text:span text:style-name="T3">작성일</text:span><text:span text:style-name="T4"><text:s/>: 2021-08-13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팀<text:s/>명</text:p>
          </table:table-cell>
          <table:table-cell table:style-name="TableCell13" table:number-columns-spanned="3">
            <text:p text:style-name="P14">3조</text:p>
          </table:table-cell>
          <table:covered-table-cell/>
          <table:covered-table-cell/>
        </table:table-row>
        <table:table-row table:style-name="TableRow15">
          <table:table-cell table:style-name="TableCell16">
            <text:p text:style-name="P17">참여<text:s/>인원</text:p>
          </table:table-cell>
          <table:table-cell table:style-name="TableCell18" table:number-columns-spanned="3">
            <text:p text:style-name="P19">황은하(조장),<text:s/>문영준,<text:s/>박정선,<text:s/>홍성민</text:p>
          </table:table-cell>
          <table:covered-table-cell/>
          <table:covered-table-cell/>
        </table:table-row>
        <table:table-row table:style-name="TableRow20">
          <table:table-cell table:style-name="TableCell21">
            <text:p text:style-name="P22">구현<text:s/>기간</text:p>
          </table:table-cell>
          <table:table-cell table:style-name="TableCell23" table:number-columns-spanned="3">
            <text:p text:style-name="P24">2021.08.13. ~ 2021.08.15.</text:p>
          </table:table-cell>
          <table:covered-table-cell/>
          <table:covered-table-cell/>
        </table:table-row>
        <table:table-row table:style-name="TableRow25">
          <table:table-cell table:style-name="TableCell26">
            <text:p text:style-name="P27">주제</text:p>
          </table:table-cell>
          <table:table-cell table:style-name="TableCell28" table:number-columns-spanned="3">
            <text:p text:style-name="P29">pyqt를<text:s/>활용하여<text:s/>복켓몬스터<text:s/>GUI만들기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개발<text:s/>목적</text:p>
          </table:table-cell>
          <table:table-cell table:style-name="TableCell33" table:number-columns-spanned="3">
            <text:p text:style-name="P34">pyqt활용과<text:s/>Python<text:s/>복습</text:p>
          </table:table-cell>
          <table:covered-table-cell/>
          <table:covered-table-cell/>
        </table:table-row>
        <table:table-row table:style-name="TableRow35">
          <table:table-cell table:style-name="TableCell36" table:number-rows-spanned="4">
            <text:p text:style-name="P37">개인별<text:s/></text:p>
            <text:p text:style-name="P38">업무<text:s/>분담</text:p>
          </table:table-cell>
          <table:table-cell table:style-name="TableCell39" table:number-columns-spanned="2">
            <text:p text:style-name="P40">황은하</text:p>
          </table:table-cell>
          <table:covered-table-cell/>
          <table:table-cell table:style-name="TableCell41">
            <text:p text:style-name="P42">GUI<text:s/>수정<text:s/>및<text:s/>Python<text:s/>연동<text:s/>및<text:s/>코드<text:s/>작성,<text:s/>서류<text:s/>작성</text:p>
          </table:table-cell>
        </table:table-row>
        <table:table-row table:style-name="TableRow43">
          <table:covered-table-cell>
            <text:p text:style-name="P44"/>
          </table:covered-table-cell>
          <table:table-cell table:style-name="TableCell45" table:number-columns-spanned="2">
            <text:p text:style-name="P46">문영준</text:p>
          </table:table-cell>
          <table:covered-table-cell/>
          <table:table-cell table:style-name="TableCell47">
            <text:p text:style-name="P48">GUI<text:s/>수정<text:s/>및<text:s/>Python<text:s/>연동<text:s/>및<text:s/>코드<text:s/>작성,<text:s/>서류<text:s/>수정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 table:number-columns-spanned="2">
            <text:p text:style-name="P52">박정선</text:p>
          </table:table-cell>
          <table:covered-table-cell/>
          <table:table-cell table:style-name="TableCell53">
            <text:p text:style-name="P54">GUI<text:s/>제작<text:s/>및<text:s/>Python<text:s/>연동<text:s/>및<text:s/>코드<text:s/>작성,<text:s/>서류<text:s/>수정</text:p>
          </table:table-cell>
        </table:table-row>
        <table:table-row table:style-name="TableRow55">
          <table:covered-table-cell>
            <text:p text:style-name="P56"/>
          </table:covered-table-cell>
          <table:table-cell table:style-name="TableCell57" table:number-columns-spanned="2">
            <text:p text:style-name="P58">홍성민</text:p>
          </table:table-cell>
          <table:covered-table-cell/>
          <table:table-cell table:style-name="TableCell59">
            <text:p text:style-name="P60">GUI<text:s/>수정<text:s/>및<text:s/>Python<text:s/>연동<text:s/>및<text:s/>코드<text:s/>작성,<text:s/>서류<text:s/>수정</text:p>
          </table:table-cell>
        </table:table-row>
        <table:table-row table:style-name="TableRow61">
          <table:table-cell table:style-name="TableCell62" table:number-rows-spanned="4">
            <text:p text:style-name="P63">개발<text:s/>환경</text:p>
          </table:table-cell>
          <table:table-cell table:style-name="TableCell64" table:number-columns-spanned="2">
            <text:p text:style-name="P65">OS</text:p>
          </table:table-cell>
          <table:covered-table-cell/>
          <table:table-cell table:style-name="TableCell66">
            <text:p text:style-name="P67">Ubuntu, Window</text:p>
          </table:table-cell>
        </table:table-row>
        <table:table-row table:style-name="TableRow68">
          <table:covered-table-cell>
            <text:p text:style-name="P69"/>
          </table:covered-table-cell>
          <table:table-cell table:style-name="TableCell70" table:number-columns-spanned="2">
            <text:p text:style-name="P71">Language</text:p>
          </table:table-cell>
          <table:covered-table-cell/>
          <table:table-cell table:style-name="TableCell72">
            <text:p text:style-name="P73">Python3</text:p>
          </table:table-cell>
        </table:table-row>
        <table:table-row table:style-name="TableRow74">
          <table:covered-table-cell>
            <text:p text:style-name="P75"/>
          </table:covered-table-cell>
          <table:table-cell table:style-name="TableCell76" table:number-columns-spanned="2">
            <text:p text:style-name="P77">IDE</text:p>
          </table:table-cell>
          <table:covered-table-cell/>
          <table:table-cell table:style-name="TableCell78">
            <text:p text:style-name="P79">Pycharm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 table:number-columns-spanned="2">
            <text:p text:style-name="P83">GUI</text:p>
          </table:table-cell>
          <table:covered-table-cell/>
          <table:table-cell table:style-name="TableCell84">
            <text:p text:style-name="P85">Qt5</text:p>
          </table:table-cell>
        </table:table-row>
        <table:table-row table:style-name="TableRow86">
          <table:table-cell table:style-name="TableCell87">
            <text:p text:style-name="P88">요구사항</text:p>
          </table:table-cell>
          <table:table-cell table:style-name="TableCell89" table:number-columns-spanned="3">
            <text:list text:style-name="LFO1" text:continue-numbering="true">
              <text:list-item>
                <text:p text:style-name="P90">내<text:s/>캐릭터<text:s/>선택:<text:s/>포켓몬<text:s/>4마리<text:s/>중<text:s/>버튼<text:s/>선택</text:p>
              </text:list-item>
              <text:list-item>
                <text:p text:style-name="P91">적<text:s/>캐릭터<text:s/>선택:<text:s/>포켓몬<text:s/>10마리<text:s/>중<text:s/>랜덤<text:s/>자동<text:s/>선택</text:p>
              </text:list-item>
              <text:list-item>
                <text:p text:style-name="P92">내<text:s/>기본<text:s/>능력<text:s/>치<text:s/>설정: HP =100, MP=10,<text:s/>공격력=20,<text:s/>경험치<text:s/>= 0</text:p>
              </text:list-item>
              <text:list-item>
                <text:p text:style-name="P93">적<text:s/>기본<text:s/>능력<text:s/>치<text:s/>설정: HP = 40~100<text:s/>랜덤, MP=10,<text:s/>공격력<text:s/>= 5~15<text:s/>랜덤</text:p>
              </text:list-item>
              <text:list-item>
                <text:p text:style-name="P94">캐릭터마다<text:s/>4가지<text:s/>스킬<text:s/>사용<text:s/>가능:<text:s/>공격력<text:s/>상승, MP<text:s/>소모</text:p>
              </text:list-item>
              <text:list-item>
                <text:p text:style-name="P95">캐릭터마다<text:s/>3가지<text:s/>아이템<text:s/>사용<text:s/>가능: HP<text:s/>상승, MP상승, HP와<text:s/>MP상승</text:p>
              </text:list-item>
              <text:list-item>
                <text:p text:style-name="P96">대전<text:s/>승리<text:s/>후<text:s/>내<text:s/>경험치<text:s/>3~20<text:s/>랜덤<text:s/>상승</text:p>
              </text:list-item>
              <text:list-item>
                <text:p text:style-name="P97">경험치<text:s/>획득에<text:s/>따른<text:s/>레벨<text:s/>상승: 1Lv(1~100), 2Lv(101~240), 3Lv(241~792), 4Lv(793~3564), 5Lv(3565~17820)</text:p>
              </text:list-item>
            </text:list>
          </table:table-cell>
          <table:covered-table-cell/>
          <table:covered-table-cell/>
        </table:table-row>
        <table:table-row table:style-name="TableRow98">
          <table:table-cell table:style-name="TableCell99" table:number-rows-spanned="4">
            <text:p text:style-name="P100">역할<text:s/>분담</text:p>
          </table:table-cell>
          <table:table-cell table:style-name="TableCell101">
            <text:p text:style-name="P102">황은하</text:p>
          </table:table-cell>
          <table:table-cell table:style-name="TableCell103" table:number-columns-spanned="2">
            <text:p text:style-name="P104">GUI<text:s/>수정, Python<text:s/>코드<text:s/>구현,<text:s/>수정,<text:s/>서류<text:s/>작성</text:p>
          </table:table-cell>
          <table:covered-table-cell/>
        </table:table-row>
        <table:table-row table:style-name="TableRow105">
          <table:covered-table-cell>
            <text:p text:style-name="P106"/>
          </table:covered-table-cell>
          <table:table-cell table:style-name="TableCell107">
            <text:p text:style-name="P108">문영준</text:p>
          </table:table-cell>
          <table:table-cell table:style-name="TableCell109" table:number-columns-spanned="2">
            <text:p text:style-name="P110">이미지<text:s/>소스<text:s/>찾기, Python<text:s/>코드<text:s/>구현,<text:s/>수정,<text:s/>서류<text:s/>수정</text:p>
          </table:table-cell>
          <table:covered-table-cell/>
        </table:table-row>
        <table:table-row table:style-name="TableRow111">
          <table:covered-table-cell>
            <text:p text:style-name="P112"/>
          </table:covered-table-cell>
          <table:table-cell table:style-name="TableCell113">
            <text:p text:style-name="P114">박정선</text:p>
          </table:table-cell>
          <table:table-cell table:style-name="TableCell115" table:number-columns-spanned="2">
            <text:p text:style-name="P116">GUI<text:s/>구현,<text:s/>수정, Python<text:s/>코드<text:s/>수정,<text:s/>서류<text:s/>수정</text:p>
          </table:table-cell>
          <table:covered-table-cell/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>홍성민</text:p>
          </table:table-cell>
          <table:table-cell table:style-name="TableCell121" table:number-columns-spanned="2">
            <text:p text:style-name="P122">이미지<text:s/>소스<text:s/>찾기, Python<text:s/>코드<text:s/>구현,<text:s/>수정,<text:s/>서류<text:s/>수정</text:p>
          </table:table-cell>
          <table:covered-table-cell/>
        </table:table-row>
        <table:table-row table:style-name="TableRow123">
          <table:table-cell table:style-name="TableCell124">
            <text:p text:style-name="P125">예상<text:s/>문제점</text:p>
          </table:table-cell>
          <table:table-cell table:style-name="TableCell126" table:number-columns-spanned="3">
            <text:p text:style-name="P127">1. GUI와<text:s/>Python의<text:s/>연동<text:s/></text:p>
            <text:p text:style-name="P128">2. class<text:s/>간의<text:s/>연동<text:s/>오류</text:p>
            <text:p text:style-name="P129">3.<text:s/>연산<text:s/>결과<text:s/>반영<text:s/>오류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맑은 고딕" svg:font-family="맑은 고딕" style:font-family-generic="modern" style:font-pitch="variable" svg:panose-1="2 11 5 3 2 0 0 2 0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oto Serif CJK KR" svg:font-family="Noto Serif CJK KR" style:font-family-generic="system"/>
    <style:font-face style:name="Arial Unicode MS" svg:font-family="Arial Unicode MS" style:font-family-generic="system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555in"/>
      <style:text-properties style:font-name="Calibri" style:font-name-asian="맑은 고딕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style:font-name="맑은 고딕" style:font-name-complex="맑은 고딕" style:use-window-font-color="true"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4" style:num-suffix="." style:num-format="1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7" style:num-suffix="." style:num-format="1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</meta:initial-creator>
    <dc:creator>san</dc:creator>
    <meta:creation-date>2021-08-13T03:11:00Z</meta:creation-date>
    <dc:date>2021-08-13T13:43:00Z</dc:date>
    <meta:template xlink:href="Normal.dotm" xlink:type="simple"/>
    <meta:editing-cycles>7</meta:editing-cycles>
    <meta:editing-duration>PT5880S</meta:editing-duration>
    <meta:document-statistic meta:page-count="1" meta:paragraph-count="1" meta:word-count="142" meta:character-count="954" meta:row-count="6" meta:non-whitespace-character-count="813"/>
  </office:meta>
</office:document-meta>
</file>